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2.3063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1.9591in"/>
    </style:style>
    <style:style style:name="co8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2.098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in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76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1016" table:default-cell-style-name="Default"/>
        <table:table-row table:style-name="ro3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KHÁCH HÀNG (full name)</text:p>
          </table:table-cell>
          <table:table-cell table:style-name="ce1" office:value-type="string" calcext:value-type="string">
            <text:p>NGÀY HÓA ĐƠN</text:p>
          </table:table-cell>
          <table:table-cell table:style-name="ce1" office:value-type="string" calcext:value-type="string">
            <text:p>SỐ HÓA ĐƠN</text:p>
          </table:table-cell>
          <table:table-cell table:style-name="ce1" office:value-type="string" calcext:value-type="string">
            <text:p>SỐ LƯỢNG HÓA ĐƠN</text:p>
          </table:table-cell>
          <table:table-cell table:style-name="ce1" office:value-type="string" calcext:value-type="string">
            <text:p>ĐƠN GIÁ HÓA ĐƠN</text:p>
          </table:table-cell>
          <table:table-cell table:style-name="ce1" office:value-type="string" calcext:value-type="string">
            <text:p>THÀNH TIỀN HÓA ĐƠN</text:p>
          </table:table-cell>
          <table:table-cell table:style-name="ce1" office:value-type="string" calcext:value-type="string">
            <office:annotation draw:style-name="gr1" draw:text-style-name="P1" svg:width="2.1331in" svg:height="0.8402in" svg:x="12.6264in" svg:y="0.0126in" draw:caption-point-x="1.052in" draw:caption-point-y="-0.0087in">
              <dc:date>2017-01-16T00:00:00</dc:date>
              <text:p text:style-name="P1"><text:span text:style-name="T1">Duong L. Huong:</text:span></text:p>
              <text:p text:style-name="P1"><text:span text:style-name="T2">Nguồn hóa đơn (tức là hóa đơn này dc xuất cho hợp đồng nào</text:span></text:p>
              <text:p text:style-name="P1"><text:span text:style-name="T2"/></text:p>
            </office:annotation>
            <text:p>SỐ HỢP ĐỒNG</text:p>
          </table:table-cell>
          <table:table-cell table:style-name="ce4"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for each=&quot;seq,line in enumerate(objects)&quot;" xlink:type="simple">python://for each="seq,line in enumerate(objects)"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<text:a xlink:href="python://seq +1" xlink:type="simple">seq</text:a></text:p>
          </table:table-cell>
          <table:table-cell table:style-name="ce3" office:value-type="string" calcext:value-type="string">
            <text:p><text:a xlink:href="python://line.partner_id.name" xlink:type="simple">partner</text:a></text:p>
          </table:table-cell>
          <table:table-cell table:style-name="ce3" office:value-type="string" calcext:value-type="string">
            <text:p><text:a xlink:href="python://line.date_invoice" xlink:type="simple">date_invoice</text:a></text:p>
          </table:table-cell>
          <table:table-cell table:style-name="ce3" office:value-type="string" calcext:value-type="string">
            <text:p><text:a xlink:href="python://line.reference" xlink:type="simple">reference</text:a></text:p>
          </table:table-cell>
          <table:table-cell table:style-name="ce3" office:value-type="string" calcext:value-type="string">
            <text:p><text:a xlink:href="python://line.total_invoice" xlink:type="simple">total_invoice</text:a></text:p>
          </table:table-cell>
          <table:table-cell table:style-name="ce3" office:value-type="string" calcext:value-type="string">
            <text:p><text:a xlink:href="python://line.invoice_line_ids[0].price_unit" xlink:type="simple">price_unit</text:a></text:p>
          </table:table-cell>
          <table:table-cell table:style-name="ce3" office:value-type="string" calcext:value-type="string">
            <text:p><text:a xlink:href="python://line.amount_total" xlink:type="simple">amount_total</text:a>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 table:number-rows-repeated="14">
          <table:table-cell table:style-name="ce3" table:number-columns-repeated="8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6:13:27.265182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L. Huong</meta:initial-creator>
    <meta:creation-date>2017-01-16T03:48:07</meta:creation-date>
    <dc:date>2017-01-16T16:47:30.469193598</dc:date>
    <meta:generator>LibreOffice/4.2.8.2$Linux_X86_64 LibreOffice_project/420m0$Build-2</meta:generator>
    <meta:editing-duration>PT2M42S</meta:editing-duration>
    <meta:editing-cycles>9</meta:editing-cycles>
    <meta:document-statistic meta:table-count="3" meta:cell-count="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